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402in"/>
    </style:style>
    <style:style style:name="co2" style:family="table-column">
      <style:table-column-properties fo:break-before="auto" style:column-width="0.3618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0.1929in"/>
    </style:style>
    <style:style style:name="co5" style:family="table-column">
      <style:table-column-properties fo:break-before="auto" style:column-width="0.1374in"/>
    </style:style>
    <style:style style:name="co6" style:family="table-column">
      <style:table-column-properties fo:break-before="auto" style:column-width="0.9953in"/>
    </style:style>
    <style:style style:name="co7" style:family="table-column">
      <style:table-column-properties fo:break-before="auto" style:column-width="0.55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3" style:family="table-cell" style:parent-style-name="Default">
      <style:text-properties fo:color="#808080"/>
    </style:style>
    <style:style style:name="ce16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0.74pt solid #000000" fo:background-color="#999999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24" style:family="table-cell" style:parent-style-name="Default">
      <style:table-cell-properties fo:border-bottom="0.74pt solid #000000" fo:background-color="#999999" fo:border-left="none" fo:border-right="0.74pt solid #000000" fo:border-top="0.74pt solid #000000"/>
    </style:style>
    <style:style style:name="ce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4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]+1" office:value-type="float" office:value="2" calcext:value-type="float">
            <text:p>2</text:p>
          </table:table-cell>
          <table:table-cell table:formula="of:=[.C2]+1" office:value-type="float" office:value="3" calcext:value-type="float">
            <text:p>3</text:p>
          </table:table-cell>
          <table:table-cell table:formula="of:=[.D2]+1" office:value-type="float" office:value="4" calcext:value-type="float">
            <text:p>4</text:p>
          </table:table-cell>
          <table:table-cell table:formula="of:=[.E2]+1" office:value-type="float" office:value="5" calcext:value-type="float">
            <text:p>5</text:p>
          </table:table-cell>
          <table:table-cell table:formula="of:=[.F2]+1" office:value-type="float" office:value="6" calcext:value-type="float">
            <text:p>6</text:p>
          </table:table-cell>
          <table:table-cell table:formula="of:=[.G2]+1" office:value-type="float" office:value="7" calcext:value-type="float">
            <text:p>7</text:p>
          </table:table-cell>
          <table:table-cell table:formula="of:=[.H2]+1" office:value-type="float" office:value="8" calcext:value-type="float">
            <text:p>8</text:p>
          </table:table-cell>
          <table:table-cell table:formula="of:=[.I2]+1" office:value-type="float" office:value="9" calcext:value-type="float">
            <text:p>9</text:p>
          </table:table-cell>
          <table:table-cell table:formula="of:=[.J2]+1" office:value-type="float" office:value="10" calcext:value-type="float">
            <text:p>10</text:p>
          </table:table-cell>
          <table:table-cell table:formula="of:=[.K2]+1" office:value-type="float" office:value="11" calcext:value-type="float">
            <text:p>11</text:p>
          </table:table-cell>
          <table:table-cell table:formula="of:=[.L2]+1" office:value-type="float" office:value="12" calcext:value-type="float">
            <text:p>12</text:p>
          </table:table-cell>
          <table:table-cell table:formula="of:=[.M2]+1" office:value-type="float" office:value="13" calcext:value-type="float">
            <text:p>13</text:p>
          </table:table-cell>
          <table:table-cell table:formula="of:=[.N2]+1" office:value-type="float" office:value="14" calcext:value-type="float">
            <text:p>14</text:p>
          </table:table-cell>
          <table:table-cell table:formula="of:=[.O2]+1" office:value-type="float" office:value="15" calcext:value-type="float">
            <text:p>15</text:p>
          </table:table-cell>
          <table:table-cell table:formula="of:=[.P2]+1" office:value-type="float" office:value="16" calcext:value-type="float">
            <text:p>16</text:p>
          </table:table-cell>
          <table:table-cell table:formula="of:=[.Q2]+1" office:value-type="float" office:value="17" calcext:value-type="float">
            <text:p>17</text:p>
          </table:table-cell>
          <table:table-cell table:formula="of:=[.R2]+1" office:value-type="float" office:value="18" calcext:value-type="float">
            <text:p>18</text:p>
          </table:table-cell>
          <table:table-cell table:formula="of:=[.S2]+1" office:value-type="float" office:value="19" calcext:value-type="float">
            <text:p>19</text:p>
          </table:table-cell>
          <table:table-cell table:formula="of:=[.T2]+1" office:value-type="float" office:value="20" calcext:value-type="float">
            <text:p>20</text:p>
          </table:table-cell>
          <table:table-cell table:formula="of:=[.U2]+1" office:value-type="float" office:value="21" calcext:value-type="float">
            <text:p>21</text:p>
          </table:table-cell>
          <table:table-cell table:formula="of:=[.V2]+1" office:value-type="float" office:value="22" calcext:value-type="float">
            <text:p>22</text:p>
          </table:table-cell>
          <table:table-cell table:formula="of:=[.W2]+1" office:value-type="float" office:value="23" calcext:value-type="float">
            <text:p>23</text:p>
          </table:table-cell>
          <table:table-cell table:formula="of:=[.X2]+1" office:value-type="float" office:value="24" calcext:value-type="float">
            <text:p>24</text:p>
          </table:table-cell>
          <table:table-cell table:formula="of:=[.Y2]+1" office:value-type="float" office:value="25" calcext:value-type="float">
            <text:p>25</text:p>
          </table:table-cell>
          <table:table-cell table:formula="of:=[.Z2]+1" office:value-type="float" office:value="26" calcext:value-type="float">
            <text:p>26</text:p>
          </table:table-cell>
          <table:table-cell table:formula="of:=[.AA2]+1" office:value-type="float" office:value="27" calcext:value-type="float">
            <text:p>27</text:p>
          </table:table-cell>
          <table:table-cell table:formula="of:=[.AB2]+1" office:value-type="float" office:value="28" calcext:value-type="float">
            <text:p>28</text:p>
          </table:table-cell>
          <table:table-cell table:formula="of:=[.AC2]+1" office:value-type="float" office:value="29" calcext:value-type="float">
            <text:p>29</text:p>
          </table:table-cell>
          <table:table-cell table:formula="of:=[.AD2]+1" office:value-type="float" office:value="30" calcext:value-type="float">
            <text:p>30</text:p>
          </table:table-cell>
          <table:table-cell table:formula="of:=[.AE2]+1" office:value-type="float" office:value="31" calcext:value-type="float">
            <text:p>31</text:p>
          </table:table-cell>
          <table:table-cell table:formula="of:=[.AF2]+1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 table:number-columns-spanned="1" table:number-rows-spanned="2">
            <text:p>IP Address</text:p>
          </table:table-cell>
          <table:table-cell table:style-name="ce16" table:formula="of:=[.B4]*[.B$1]+[.C4]*[.C$1]+[.D4]*[.D$1]+[.E4]*[.E$1]+[.F4]*[.F$1]+[.G4]*[.G$1]+[.H4]*[.H$1]+[.I4]*[.I$1]" office:value-type="float" office:value="143" calcext:value-type="float" table:number-columns-spanned="8" table:number-rows-spanned="1">
            <text:p>143</text:p>
          </table:table-cell>
          <table:covered-table-cell table:number-columns-repeated="6" table:style-name="ce21"/>
          <table:covered-table-cell table:style-name="ce24"/>
          <table:table-cell table:style-name="ce16" table:formula="of:=[.J4]*[.J$1]+[.K4]*[.K$1]+[.L4]*[.L$1]+[.M4]*[.M$1]+[.N4]*[.N$1]+[.O4]*[.O$1]+[.P4]*[.P$1]+[.Q4]*[.Q$1]" office:value-type="float" office:value="232" calcext:value-type="float" table:number-columns-spanned="8" table:number-rows-spanned="1">
            <text:p>232</text:p>
          </table:table-cell>
          <table:covered-table-cell table:number-columns-repeated="6" table:style-name="ce21"/>
          <table:covered-table-cell table:style-name="ce24"/>
          <table:table-cell table:style-name="ce16" table:formula="of:=[.R4]*[.R$1]+[.S4]*[.S$1]+[.T4]*[.T$1]+[.U4]*[.U$1]+[.V4]*[.V$1]+[.W4]*[.W$1]+[.X4]*[.X$1]+[.Y4]*[.Y$1]" office:value-type="float" office:value="14" calcext:value-type="float" table:number-columns-spanned="8" table:number-rows-spanned="1">
            <text:p>14</text:p>
          </table:table-cell>
          <table:covered-table-cell table:number-columns-repeated="6" table:style-name="ce21"/>
          <table:covered-table-cell table:style-name="ce24"/>
          <table:table-cell table:style-name="ce16" table:formula="of:=[.Z4]*[.Z$1]+[.AA4]*[.AA$1]+[.AB4]*[.AB$1]+[.AC4]*[.AC$1]+[.AD4]*[.AD$1]+[.AE4]*[.AE$1]+[.AF4]*[.AF$1]+[.AG4]*[.AG$1]" office:value-type="float" office:value="16" calcext:value-type="float" table:number-columns-spanned="8" table:number-rows-spanned="1">
            <text:p>16</text:p>
          </table:table-cell>
          <table:covered-table-cell table:number-columns-repeated="6" table:style-name="ce21"/>
          <table:covered-table-cell table:style-name="ce24"/>
          <table:table-cell table:number-columns-repeated="3"/>
        </table:table-row>
        <table:table-row table:style-name="ro1">
          <table:covered-table-cell table:style-name="ce9"/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2"/>
          <table:table-cell table:number-columns-repeated="3"/>
        </table:table-row>
        <table:table-row table:style-name="ro2">
          <table:table-cell table:style-name="ce10" office:value-type="string" calcext:value-type="string" table:number-columns-spanned="1" table:number-rows-spanned="2">
            <text:p>Subnet </text:p>
            <text:p>Mask</text:p>
          </table:table-cell>
          <table:table-cell table:style-name="ce16" table:formula="of:=[.B8]*[.B$1]+[.C8]*[.C$1]+[.D8]*[.D$1]+[.E8]*[.E$1]+[.F8]*[.F$1]+[.G8]*[.G$1]+[.H8]*[.H$1]+[.I8]*[.I$1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1"/>
          <table:covered-table-cell table:style-name="ce24"/>
          <table:table-cell table:style-name="ce16" table:formula="of:=[.J8]*[.J$1]+[.K8]*[.K$1]+[.L8]*[.L$1]+[.M8]*[.M$1]+[.N8]*[.N$1]+[.O8]*[.O$1]+[.P8]*[.P$1]+[.Q8]*[.Q$1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1"/>
          <table:covered-table-cell table:style-name="ce24"/>
          <table:table-cell table:style-name="ce16" table:formula="of:=[.R8]*[.R$1]+[.S8]*[.S$1]+[.T8]*[.T$1]+[.U8]*[.U$1]+[.V8]*[.V$1]+[.W8]*[.W$1]+[.X8]*[.X$1]+[.Y8]*[.Y$1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1"/>
          <table:covered-table-cell table:style-name="ce24"/>
          <table:table-cell table:style-name="ce16" table:formula="of:=[.Z8]*[.Z$1]+[.AA8]*[.AA$1]+[.AB8]*[.AB$1]+[.AC8]*[.AC$1]+[.AD8]*[.AD$1]+[.AE8]*[.AE$1]+[.AF8]*[.AF$1]+[.AG8]*[.AG$1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1"/>
          <table:covered-table-cell table:style-name="ce24"/>
          <table:table-cell/>
          <table:table-cell office:value-type="string" calcext:value-type="string">
            <text:p># of IP’s:</text:p>
          </table:table-cell>
          <table:table-cell table:style-name="ce34" table:formula="of:=2^([.$AG$2] - SUM([.B8:.AG8])) - 2" office:value-type="float" office:value="65534" calcext:value-type="float">
            <text:p>65534</text:p>
          </table:table-cell>
        </table:table-row>
        <table:table-row table:style-name="ro1">
          <table:covered-table-cell table:style-name="ce11"/>
          <table:table-cell table:style-name="ce5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12" office:value-type="string" calcext:value-type="string">
            <text:p>CIDR</text:p>
            <text:p>Classless Inter-Domain Routing</text:p>
          </table:table-cell>
          <table:table-cell table:style-name="ce18" table:formula="of:=CONCATENATE(&quot;/&quot;;SUM([.B8:.AG8]))" office:value-type="string" office:string-value="/16" calcext:value-type="string" table:number-columns-spanned="8" table:number-rows-spanned="1">
            <text:p>/16</text:p>
          </table:table-cell>
          <table:covered-table-cell table:number-columns-repeated="7" table:style-name="ce25"/>
          <table:table-cell table:style-name="ce25" table:number-columns-repeated="23"/>
          <table:table-cell table:style-name="ce2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1:40:39.314814297</meta:creation-date>
    <dc:date>2024-05-19T19:48:59.435705935</dc:date>
    <meta:editing-duration>PT3H55M32S</meta:editing-duration>
    <meta:editing-cycles>11</meta:editing-cycles>
    <meta:generator>LibreOffice/7.3.7.2$Linux_X86_64 LibreOffice_project/30$Build-2</meta:generator>
    <meta:document-statistic meta:table-count="1" meta:cell-count="142" meta:object-count="0"/>
  </office:meta>
</office:document-meta>
</file>